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b2b53" officeooo:paragraph-rsid="001b2b53"/>
    </style:style>
    <style:style style:name="T1" style:family="text">
      <style:text-properties officeooo:rsid="001b8d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FO wants to use FCS Systems so that their employees can pay for food and beverages using a contactless payment service and Top up credit. In order to achieve this, FCS has an interface that enables companies to upload CSV files of their employees to be added to the system. For a company to be able to upload a CSV file, FCS provides that company with a token that expires after the CSV file has been uploaded. After a user has been uploaded to the FCS system, that user is added to the FCS database. That user, then can purchase for beverages and food using their BFO employee card. When a user then decides to register, which is optional, that user follows a URL to the registration page, where the user enters their employee and card ID. A GET request is then sent to the FCS systems to check if that user exists in the database. If that user exists in the database, they are redirected to another page where they enter their first and last names. If <text:s/>BFO wants to update employee credentials, <text:span text:style-name="T1">they will send a PUT request, with the updated credentials of that employee, in a JSON file. The FCS API will then query the database to update the employe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6:35:13.327000000</meta:creation-date>
    <dc:date>2018-09-12T16:59:48.017000000</dc:date>
    <meta:editing-duration>PT6M52S</meta:editing-duration>
    <meta:editing-cycles>1</meta:editing-cycles>
    <meta:document-statistic meta:table-count="0" meta:image-count="0" meta:object-count="0" meta:page-count="1" meta:paragraph-count="1" meta:word-count="214" meta:character-count="1163" meta:non-whitespace-character-count="949"/>
    <meta:generator>LibreOffice/6.1.0.3$Windows_X86_64 LibreOffice_project/efb621ed25068d70781dc026f7e9c5187a4decd1</meta:generator>
  </office:meta>
</office:document-meta>
</file>